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ile System Feature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Peter C. Chapin</text:p>
            <text:p text:style-name="P1">Vermont Technical Colle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ccess Control Lists</text:p>
          </draw:text-box>
        </draw:frame>
        <draw:frame presentation:style-name="pr5" draw:text-style-name="P3" draw:layer="layout" svg:width="25.199cm" svg:height="14.685cm" svg:x="1.4cm" svg:y="4.914cm" presentation:class="outline" presentation:user-transformed="true">
          <draw:text-box>
            <text:list text:style-name="L2">
              <text:list-item>
                <text:p text:style-name="P1">List of (user, permission) pairs on each file.</text:p>
                <text:list>
                  <text:list-item>
                    <text:p text:style-name="P1">More flexible than standard Unix permissions.</text:p>
                  </text:list-item>
                  <text:list-item>
                    <text:p text:style-name="P1">Draft POSIX standard specifies one approach.</text:p>
                  </text:list-item>
                </text:list>
              </text:list-item>
              <text:list-item>
                <text:p text:style-name="P1">Not enough space in the i-node.</text:p>
              </text:list-item>
              <text:list-item>
                <text:p text:style-name="P1">Allocate a block to hold the ACL and put block # in the i-node.</text:p>
                <text:list>
                  <text:list-item>
                    <text:p text:style-name="P1">How large an ACL should be supported? Is one block enough?</text:p>
                  </text:list-item>
                </text:list>
              </text:list-item>
              <text:list-item>
                <text:p text:style-name="P1">Must implement enforcement logic, API support, user tool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xtended Attribut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pplication defined attributes beyond the “stock” attributes stored in the generic i-node.</text:p>
              </text:list-item>
              <text:list-item>
                <text:p text:style-name="P1">Could ACLs be extended attributes?</text:p>
              </text:list-item>
              <text:list-item>
                <text:p text:style-name="P1">More than one block probably necessary.</text:p>
                <text:list>
                  <text:list-item>
                    <text:p text:style-name="P1">But how much? HPFS limits extended attributes to 64 Kbytes.</text:p>
                  </text:list-item>
                </text:list>
              </text:list-item>
              <text:list-item>
                <text:p text:style-name="P1">Must implement API support, user tool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ncryption</text:p>
          </draw:text-box>
        </draw:frame>
        <draw:frame presentation:style-name="pr5" draw:text-style-name="P3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style-name="P1">Provides security if HD physically stolen.</text:p>
              </text:list-item>
              <text:list-item>
                <text:p text:style-name="P1">Where to implement?</text:p>
                <text:list>
                  <text:list-item>
                    <text:p text:style-name="P1">In disk driver? Encrypts all file system data structures. BUT block devices look decrypted.</text:p>
                  </text:list-item>
                  <text:list-item>
                    <text:p text:style-name="P1">In file system driver?</text:p>
                  </text:list-item>
                </text:list>
              </text:list-item>
              <text:list-item>
                <text:p text:style-name="P1">Blocks processed individually for random access.</text:p>
              </text:list-item>
              <text:list-item>
                <text:p text:style-name="P1">Encryption has high overhead.</text:p>
                <text:list>
                  <text:list-item>
                    <text:p text:style-name="P1">Probably want to store decrypted data in disk ca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ression</text:p>
          </draw:text-box>
        </draw:frame>
        <draw:frame presentation:style-name="pr5" draw:text-style-name="P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 text:style-name="P1">Store files in compressed form on disk.</text:p>
              </text:list-item>
              <text:list-item>
                <text:p text:style-name="P1">Tricky to support random access.</text:p>
                <text:list>
                  <text:list-item>
                    <text:p text:style-name="P1">Typically separate “chunks” compressed separately.</text:p>
                  </text:list-item>
                  <text:list-item>
                    <text:p text:style-name="P1">What chunk size? (NTFS uses 64 Kbytes).</text:p>
                  </text:list-item>
                </text:list>
              </text:list-item>
              <text:list-item>
                <text:p text:style-name="P1">Strange errors reported to application.</text:p>
                <text:list>
                  <text:list-item>
                    <text:p text:style-name="P1">Updating an existing record can cause exhaustion of disk space.</text:p>
                  </text:list-item>
                  <text:list-item>
                    <text:p text:style-name="P1">Report of free disk space only an estimate.</text:p>
                  </text:list-item>
                </text:list>
              </text:list-item>
              <text:list-item>
                <text:p text:style-name="P1">Lots of computational overhead</text:p>
                <text:list>
                  <text:list-item>
                    <text:p text:style-name="P1">Data uncompressed in the cach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arse Files</text:p>
          </draw:text-box>
        </draw:frame>
        <draw:frame presentation:style-name="pr5" draw:text-style-name="P3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text:style-name="P1">Logically unused portion of a file is unallocated.</text:p>
              </text:list-item>
              <text:list-item>
                <text:p text:style-name="P1">System returns zero bytes for unallocated section.</text:p>
              </text:list-item>
              <text:list-item>
                <text:p text:style-name="P1">Special problem for backup devices.</text:p>
                <text:list>
                  <text:list-item>
                    <text:p text:style-name="P1">They tend to backup all the zeros.</text:p>
                  </text:list-item>
                  <text:list-item>
                    <text:p text:style-name="P1">To avoid this, an API is needed.</text:p>
                  </text:list-item>
                </text:list>
              </text:list-item>
              <text:list-item>
                <text:p text:style-name="P1">To implement</text:p>
                <text:list>
                  <text:list-item>
                    <text:p text:style-name="P1">Change the way i-nodes specify the file's blocks.</text:p>
                  </text:list-item>
                  <text:list-item>
                    <text:p text:style-name="P1">Use a special block # to mean “not presen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isk Quota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Limits disk space (# of blocks) by user ID.</text:p>
              </text:list-item>
              <text:list-item>
                <text:p text:style-name="P1">Limits file count (# of i-nodes) by user ID.</text:p>
              </text:list-item>
              <text:list-item>
                <text:p text:style-name="P1">To implement</text:p>
                <text:list>
                  <text:list-item>
                    <text:p text:style-name="P1">Maintain a hidden file containing quota information.</text:p>
                  </text:list-item>
                  <text:list-item>
                    <text:p text:style-name="P1">File system driver updates this file as it updates the file system.</text:p>
                  </text:list-item>
                  <text:list-item>
                    <text:p text:style-name="P1">File system driver checks this file whenever a new block or i-node is allocated.</text:p>
                  </text:list-item>
                </text:list>
              </text:list-item>
              <text:list-item>
                <text:p text:style-name="P1">Also need an API and user too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Journaling</text:p>
          </draw:text-box>
        </draw:frame>
        <draw:frame presentation:style-name="pr5" draw:text-style-name="P3" draw:layer="layout" svg:width="25.199cm" svg:height="14.516cm" svg:x="1.4cm" svg:y="4.914cm" presentation:class="outline" presentation:user-transformed="true">
          <draw:text-box>
            <text:list text:style-name="L2">
              <text:list-item>
                <text:p text:style-name="P1">Provides transactional semantics to file system updates. Aids recovery in case of a crash.</text:p>
              </text:list-item>
              <text:list-item>
                <text:p text:style-name="P1">Two levels</text:p>
                <text:list>
                  <text:list-item>
                    <text:p text:style-name="P1">1. Journal updates to metadata.</text:p>
                  </text:list-item>
                  <text:list-item>
                    <text:p text:style-name="P1">2. Journal updates to file contents.</text:p>
                  </text:list-item>
                  <text:list-item>
                    <text:p text:style-name="P1">Second level is probably overkill. Journaling doesn't protect against data lost in application buffers anyway.</text:p>
                  </text:list-item>
                </text:list>
              </text:list-item>
              <text:list-item>
                <text:p text:style-name="P1">Implement journal as a hidden file.</text:p>
              </text:list-item>
              <text:list-item>
                <text:p text:style-name="P1">File system checker must know how to use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lock Sub-Allocation</text:p>
          </draw:text-box>
        </draw:frame>
        <draw:frame presentation:style-name="pr5" draw:text-style-name="P3" draw:layer="layout" svg:width="25.199cm" svg:height="14.285cm" svg:x="1.4cm" svg:y="4.914cm" presentation:class="outline" presentation:user-transformed="true">
          <draw:text-box>
            <text:list text:style-name="L2">
              <text:list-item>
                <text:p text:style-name="P1">Avoids waste at the end of a file by sub-dividing the last block. Thus last block can be shared by several files.</text:p>
                <text:list>
                  <text:list-item>
                    <text:p text:style-name="P1">Example: 64 Kbyte blocks, sub-allocated to 512 bytes.</text:p>
                  </text:list-item>
                </text:list>
              </text:list-item>
              <text:list-item>
                <text:p text:style-name="P1">Only last block sub-allocated. Thus large blocks can be used for fast I/O performance.</text:p>
              </text:list-item>
              <text:list-item>
                <text:p text:style-name="P1">Complicates file system code</text:p>
                <text:list>
                  <text:list-item>
                    <text:p text:style-name="P1">Small files</text:p>
                  </text:list-item>
                  <text:list-item>
                    <text:p text:style-name="P1">Extending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Logical Storage Management</text:p>
          </draw:text-box>
        </draw:frame>
        <draw:frame presentation:style-name="pr5" draw:text-style-name="P3" draw:layer="layout" svg:width="25.199cm" svg:height="13.678cm" svg:x="1.4cm" svg:y="4.914cm" presentation:class="outline" presentation:user-transformed="true">
          <draw:text-box>
            <text:list text:style-name="L2">
              <text:list-item>
                <text:p text:style-name="P1">Abstracts the physical disks to logical disks.</text:p>
                <text:list>
                  <text:list-item>
                    <text:p text:style-name="P1">Multiple physical partitions treated as a single logical partition. (Disk spanning).</text:p>
                  </text:list-item>
                  <text:list-item>
                    <text:p text:style-name="P1">Software RAID.</text:p>
                  </text:list-item>
                  <text:list-item>
                    <text:p text:style-name="P1">Dynamic partition resizing.</text:p>
                  </text:list-item>
                </text:list>
              </text:list-item>
              <text:list-item>
                <text:p text:style-name="P1">Can be implemented in disk driver independent of the file system.</text:p>
                <text:list>
                  <text:list-item>
                    <text:p text:style-name="P1">BUT file system will need special handling for dynamic resizing (expanding i-node table and free maps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nicode File Names</text:p>
          </draw:text-box>
        </draw:frame>
        <draw:frame presentation:style-name="pr5" draw:text-style-name="P3" draw:layer="layout" svg:width="25.199cm" svg:height="15.275cm" svg:x="1.4cm" svg:y="4.914cm" presentation:class="outline" presentation:user-transformed="true">
          <draw:text-box>
            <text:list text:style-name="L2">
              <text:list-item>
                <text:p text:style-name="P1">Relatively minor change for the file system.</text:p>
                <text:list>
                  <text:list-item>
                    <text:p text:style-name="P1">Maybe some tweaks to directory layout and to the code that resolves path names.</text:p>
                  </text:list-item>
                </text:list>
              </text:list-item>
              <text:list-item>
                <text:p text:style-name="P1"><text:span text:style-name="T1">Big</text:span> change to the API.</text:p>
                <text:list>
                  <text:list-item>
                    <text:p text:style-name="P1">Applications may need recompilation to take advantage of the Unicode names.</text:p>
                  </text:list-item>
                  <text:list-item>
                    <text:p text:style-name="P1">Applications probably need reworking anyway if being internationalized.</text:p>
                  </text:list-item>
                </text:list>
              </text:list-item>
              <text:list-item>
                <text:p text:style-name="P1">What about compatibility?</text:p>
                <text:list>
                  <text:list-item>
                    <text:p text:style-name="P1">What should old applications see for files with Unicode nam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vanced Directory Structur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List directories are slow with many files.</text:p>
              </text:list-item>
              <text:list-item>
                <text:p text:style-name="P1">B-tree or hash table directories give faster lookup. <text:span text:style-name="T1">But</text:span>...</text:p>
                <text:list>
                  <text:list-item>
                    <text:p text:style-name="P1">What about creating/deleting files?</text:p>
                  </text:list-item>
                  <text:list-item>
                    <text:p text:style-name="P1">What about small directories?</text:p>
                  </text:list-item>
                </text:list>
              </text:list-item>
              <text:list-item>
                <text:p text:style-name="P1">More complex to implement.</text:p>
              </text:list-item>
              <text:list-item>
                <text:p text:style-name="P1">Note: B-tree directories return files in sorted order when scanned as a side effect (NTF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ragmentation Resist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Free space becomes fragmented over time.</text:p>
              </text:list-item>
              <text:list-item>
                <text:p text:style-name="P1">File system can minimize this by “intelligent” selection of free blocks.</text:p>
                <text:list>
                  <text:list-item>
                    <text:p text:style-name="P1">What algorithm works well?</text:p>
                  </text:list-item>
                  <text:list-item>
                    <text:p text:style-name="P1">It may help to use some learning approach (AI).</text:p>
                  </text:list-item>
                </text:list>
              </text:list-item>
              <text:list-item>
                <text:p text:style-name="P1">Background thread could be used to run defragmentation algorithm while system id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ich Features?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any features possible. How to choose?</text:p>
                <text:list>
                  <text:list-item>
                    <text:p text:style-name="P1">How will the system be used?</text:p>
                  </text:list-item>
                  <text:list-item>
                    <text:p text:style-name="P1">What kind of files will be stored (many small files, a few large files, etc)?</text:p>
                  </text:list-item>
                  <text:list-item>
                    <text:p text:style-name="P1">What kind of access patterns will the system encounter?</text:p>
                  </text:list-item>
                  <text:list-item>
                    <text:p text:style-name="P1">What performance characteristics are important?</text:p>
                  </text:list-item>
                </text:list>
              </text:list-item>
              <text:list-item>
                <text:p text:style-name="P1">One size does not fit a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uture Projects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Make GenericFS less “generic.”</text:p>
                <text:list>
                  <text:list-item>
                    <text:p>Once GenericFS is in a reasonably finished state, some of these additional features could be implemented as exercises.</text:p>
                  </text:list-item>
                  <text:list-item>
                    <text:p>Probably start with least radical.</text:p>
                    <text:list>
                      <text:list-item>
                        <text:p>ACL support?</text:p>
                        <text:list>
                          <text:list-item>
                            <text:p>API and user tools already exist</text:p>
                          </text:list-item>
                          <text:list-item>
                            <text:p>ACLs supported on other Linux file systems.</text:p>
                          </text:list-item>
                        </text:list>
                      </text:list-item>
                      <text:list-item>
                        <text:p>Advanced directory structures?</text:p>
                        <text:list>
                          <text:list-item>
                            <text:p>Self contained. Only the GenericFS driver and disk tool needs to know about the change.</text:p>
                          </text:list-item>
                          <text:list-item>
                            <text:p>Fun to experiment with different forms to see how they compare in performanc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7-10-05T12:32:41</meta:creation-date>
    <dc:creator>Peter Chapin</dc:creator>
    <dc:date>2009-11-18T12:59:22.04</dc:date>
    <dc:language>en-US</dc:language>
    <meta:editing-cycles>7</meta:editing-cycles>
    <meta:editing-duration>PT01H19M00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